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3">
            <text:p>113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26" office:value-type="string">
            <text:p><text:span text:style-name="T2">DATA/mov/</text:span><text:span text:style-name="T3">brok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91">
            <text:p>291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4" office:value-type="float" office:value="120">
            <text:p>120</text:p>
          </table:table-cell>
          <table:table-cell table:style-name="ce26" office:value-type="string">
            <text:p><text:span text:style-name="T2">DATA/mov/</text:span><text:span text:style-name="T3">puty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2">
            <text:p>222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gorg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22">
            <text:p>22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7">
            <text:p>387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in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4">
            <text:p>274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5">
            <text:p>315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bod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3">
            <text:p>29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15">
            <text:p>315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4" office:value-type="float" office:value="123">
            <text:p>123</text:p>
          </table:table-cell>
          <table:table-cell table:style-name="ce27" office:value-type="string">
            <text:p><text:span text:style-name="T2">DATA/mov/</text:span><text:span text:style-name="T3">drl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8">
            <text:p>15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4" office:value-type="float" office:value="131">
            <text:p>131</text:p>
          </table:table-cell>
          <table:table-cell table:style-name="ce27" office:value-type="string">
            <text:p><text:span text:style-name="T2">DATA/mov/</text:span><text:span text:style-name="T3">keep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4" office:value-type="float" office:value="132">
            <text:p>132</text:p>
          </table:table-cell>
          <table:table-cell table:style-name="ce27" office:value-type="string">
            <text:p><text:span text:style-name="T2">DATA/mov/</text:span><text:span text:style-name="T3">disc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89">
            <text:p>38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8">
            <text:p>328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90">
            <text:p>190</text:p>
          </table:table-cell>
          <table:table-cell table:style-name="ce27" office:value-type="string">
            <text:p><text:span text:style-name="T2">DATA/mov/</text:span><text:span text:style-name="T3">heav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6">
            <text:p>29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4">
            <text:p>234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4" office:value-type="float" office:value="200">
            <text:p>200</text:p>
          </table:table-cell>
          <table:table-cell table:style-name="ce27" office:value-type="string">
            <text:p><text:span text:style-name="T2">DATA/mov/</text:span><text:span text:style-name="T3">afro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59">
            <text:p>55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69">
            <text:p>469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4" office:value-type="float" office:value="112">
            <text:p>112</text:p>
          </table:table-cell>
          <table:table-cell table:style-name="ce27" office:value-type="string">
            <text:p><text:span text:style-name="T2">DATA/mov/</text:span><text:span text:style-name="T3">mean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8">
            <text:p>30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2">
            <text:p>242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inm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27" office:value-type="string">
            <text:p><text:span text:style-name="T2">DATA/mov/</text:span><text:span text:style-name="T3">dyna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8">
            <text:p>4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loc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87">
            <text:p>28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6">
            <text:p>306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4" office:value-type="float" office:value="144">
            <text:p>144</text:p>
          </table:table-cell>
          <table:table-cell table:style-name="ce28" office:value-type="string">
            <text:p><text:span text:style-name="T2">DATA/mov/</text:span><text:span text:style-name="T3">mysh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but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5">
            <text:p>305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lets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2">
            <text:p>302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itsa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8">
            <text:p>31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toge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">
            <text:p>23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41">
            <text:p>241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4" office:value-type="float" office:value="125">
            <text:p>125</text:p>
          </table:table-cell>
          <table:table-cell table:style-name="ce27" office:value-type="string">
            <text:p><text:span text:style-name="T2">DATA/mov/</text:span><text:span text:style-name="T3">indi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8">
            <text:p>24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2">
            <text:p>24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horn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5">
            <text:p>25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8">
            <text:p>30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4">
            <text:p>294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4" office:value-type="float" office:value="129">
            <text:p>129</text:p>
          </table:table-cell>
          <table:table-cell table:style-name="ce27" office:value-type="string">
            <text:p><text:span text:style-name="T2">DATA/mov/</text:span><text:span text:style-name="T3">bail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9">
            <text:p>359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4" office:value-type="float" office:value="172">
            <text:p>172</text:p>
          </table:table-cell>
          <table:table-cell table:style-name="ce27" office:value-type="string">
            <text:p><text:span text:style-name="T2">DATA/mov/</text:span><text:span text:style-name="T3">mobo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7">
            <text:p>24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punk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6">
            <text:p>24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63">
            <text:p>36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73">
            <text:p>47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5">
            <text:p>45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0">
            <text:p>42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3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9" office:value-type="string">
            <text:p><text:span text:style-name="T2">DATA/mov/</text:span>mind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99">
            <text:p>299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5" office:value-type="float" office:value="128">
            <text:p>128</text:p>
          </table:table-cell>
          <table:table-cell table:style-name="ce29" office:value-type="string">
            <text:p><text:span text:style-name="T2">DATA/mov/</text:span>rob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5" office:value-type="float" office:value="159">
            <text:p>159</text:p>
          </table:table-cell>
          <table:table-cell table:style-name="ce29" office:value-type="string">
            <text:p><text:span text:style-name="T2">DATA/mov/</text:span>cat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2">
            <text:p>232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sync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406">
            <text:p>406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kis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for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76">
            <text:p>376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om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upsi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damd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68">
            <text:p>268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at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meal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55">
            <text:p>355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itg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3">
            <text:p>233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peti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2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y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29" office:value-type="string">
            <text:p><text:span text:style-name="T2">DATA/mov/</text:span>tubt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3">
            <text:p>243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quic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62">
            <text:p>362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nt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58">
            <text:p>258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meet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6">
            <text:p>346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dood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9" office:value-type="string">
            <text:p><text:span text:style-name="T2">DATA/mov/</text:span>dome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5" office:value-type="float" office:value="198">
            <text:p>198</text:p>
          </table:table-cell>
          <table:table-cell table:style-name="ce29" office:value-type="string">
            <text:p><text:span text:style-name="T2">DATA/mov/</text:span>rus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3">
            <text:p>343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toky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63">
            <text:p>263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mat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98">
            <text:p>398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iwil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funk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11">
            <text:p>311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5" office:value-type="float" office:value="180">
            <text:p>180</text:p>
          </table:table-cell>
          <table:table-cell table:style-name="ce25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75">
            <text:p>375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9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42">
            <text:p>342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9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56">
            <text:p>356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9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24">
            <text:p>324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9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9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55">
            <text:p>455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9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33">
            <text:p>433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9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9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4">
            <text:p>274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9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67">
            <text:p>267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7">
            <text:p>287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63">
            <text:p>363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9">
            <text:p>39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47">
            <text:p>44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11">
            <text:p>51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05">
            <text:p>40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5">
            <text:p>52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4">
            <text:p>50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32">
            <text:p>53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8">
            <text:p>43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3">
            <text:p>52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27" office:value-type="string">
            <text:p><text:span text:style-name="T2">DATA/mov/</text:span><text:span text:style-name="T3">wuvu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2">
            <text:p>27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0">
            <text:p>26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4" office:value-type="float" office:value="157">
            <text:p>157</text:p>
          </table:table-cell>
          <table:table-cell table:style-name="ce27" office:value-type="string">
            <text:p><text:span text:style-name="T2">DATA/mov/</text:span><text:span text:style-name="T3">dais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91">
            <text:p>49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unre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09">
            <text:p>40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27" office:value-type="string">
            <text:p><text:span text:style-name="T2">DATA/mov/</text:span><text:span text:style-name="T3">dms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93">
            <text:p>39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5">
            <text:p>385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1">
            <text:p>42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8">
            <text:p>418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4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4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4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4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4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21">
            <text:p>42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7">
            <text:p>41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21">
            <text:p>421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s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0">
            <text:p>23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6">
            <text:p>266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4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47">
            <text:p>3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4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3">
            <text:p>26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4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4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4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0">
            <text:p>3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7">
            <text:p>52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41">
            <text:p>54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4" table:number-rows-repeated="31">
          <table:table-cell table:number-columns-repeated="244"/>
        </table:table-row>
        <table:table-row table:style-name="ro4" table:number-rows-repeated="3">
          <table:table-cell/>
          <table:table-cell table:style-name="ce7"/>
          <table:table-cell table:style-name="ce15"/>
          <table:table-cell table:style-name="ce24" table:number-columns-repeated="2"/>
          <table:table-cell/>
          <table:table-cell table:style-name="ce24" table:number-columns-repeated="11"/>
          <table:table-cell table:number-columns-repeated="227"/>
        </table:table-row>
        <table:table-row table:style-name="ro4" table:number-rows-repeated="1048426">
          <table:table-cell table:number-columns-repeated="244"/>
        </table:table-row>
        <table:table-row table:style-name="ro4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12/29/2013</text:date>, <text:time>03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3-12-29T03:18:54.52</dc:date>
    <meta:editing-duration>P6DT22H4M53S</meta:editing-duration>
    <meta:editing-cycles>86</meta:editing-cycles>
    <meta:document-statistic meta:table-count="1" meta:cell-count="1942" meta:object-count="0"/>
  </office:meta>
</office:document-meta>
</file>